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Calibri2" svg:font-family="Calibri"/>
    <style:font-face style:name="OpenSymbol" svg:font-family="OpenSymbol"/>
    <style:font-face style:name="Calibri1" svg:font-family="Calibri" style:font-family-generic="swiss"/>
    <style:font-face style:name="Apple SD Gothic Neo" svg:font-family="'Apple SD Gothic Neo'" style:font-pitch="variable"/>
    <style:font-face style:name="DejaVu Sans Mono" svg:font-family="'DejaVu Sans Mono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3" svg:font-family="Calibri" style:font-adornments="Predeterminado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63cm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Standard">
      <style:text-properties fo:color="#336633" style:font-name="Calibri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text-properties style:font-name="Calibri" fo:font-size="12pt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669966" style:font-name="Calibri" fo:font-size="18pt" style:font-size-asian="18pt" style:font-size-complex="18pt"/>
    </style:style>
    <style:style style:name="P8" style:family="paragraph" style:parent-style-name="Text_20_body">
      <style:text-properties fo:language="es" fo:country="ES"/>
    </style:style>
    <style:style style:name="P9" style:family="paragraph" style:parent-style-name="Titulo">
      <style:text-properties fo:language="es" fo:country="ES"/>
    </style:style>
    <style:style style:name="P10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" fo:font-size="12pt" style:font-size-asian="12pt" style:font-size-complex="12pt"/>
    </style:style>
    <style:style style:name="P1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1825af" officeooo:paragraph-rsid="001825af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1155cc" style:text-line-through-style="none" style:text-line-through-type="none" style:font-name="Calibri" fo:font-size="12pt" fo:font-style="normal" style:text-underline-style="solid" style:text-underline-width="auto" style:text-underline-color="font-color" fo:font-weight="normal" officeooo:rsid="001825af" officeooo:paragraph-rsid="001825af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16" style:family="paragraph" style:parent-style-name="Standard" style:master-page-name="First_20_Page">
      <style:paragraph-properties style:page-number="auto"/>
      <style:text-properties fo:language="es" fo:country="ES"/>
    </style:style>
    <style:style style:name="P17" style:family="paragraph" style:parent-style-name="Text_20_body" style:list-style-name="L1"/>
    <style:style style:name="P18" style:family="paragraph" style:parent-style-name="Text_20_body" style:list-style-name="L1">
      <style:text-properties fo:color="#000000" style:text-position="0% 100%" style:font-name="Calibri1" fo:font-size="12pt" fo:font-style="italic" officeooo:rsid="001f9a2f" officeooo:paragraph-rsid="001f9a2f" style:font-name-asian="Calibri1" style:font-size-asian="12pt" style:font-style-asian="italic" style:font-name-complex="Calibri1" style:font-size-complex="12pt" style:font-style-complex="italic"/>
    </style:style>
    <style:style style:name="P19" style:family="paragraph" style:parent-style-name="Text_20_body" style:list-style-name="L1">
      <style:text-properties fo:color="#000000" style:text-position="0% 100%" style:font-name="Calibri1" fo:font-size="12pt" fo:font-style="italic" officeooo:rsid="00224445" officeooo:paragraph-rsid="00224445" style:font-name-asian="Calibri1" style:font-size-asian="12pt" style:font-style-asian="italic" style:font-name-complex="Calibri1" style:font-size-complex="12pt" style:font-style-complex="italic"/>
    </style:style>
    <style:style style:name="P20" style:family="paragraph" style:parent-style-name="Text_20_body" style:list-style-name="L1">
      <style:text-properties officeooo:rsid="0019be59" officeooo:paragraph-rsid="0019be59"/>
    </style:style>
    <style:style style:name="P21" style:family="paragraph" style:parent-style-name="Text_20_body" style:list-style-name="L1">
      <style:text-properties officeooo:rsid="001c42c6" officeooo:paragraph-rsid="00206a50"/>
    </style:style>
    <style:style style:name="P22" style:family="paragraph" style:parent-style-name="Text_20_body" style:list-style-name="L1">
      <style:text-properties officeooo:rsid="00206a50" officeooo:paragraph-rsid="00206a50"/>
    </style:style>
    <style:style style:name="P23" style:family="paragraph" style:parent-style-name="Text_20_body" style:list-style-name="L1">
      <style:text-properties officeooo:rsid="001d9622" officeooo:paragraph-rsid="001d9622"/>
    </style:style>
    <style:style style:name="P24" style:family="paragraph" style:parent-style-name="Text_20_body" style:list-style-name="L1">
      <style:text-properties officeooo:rsid="001ef393" officeooo:paragraph-rsid="001ef393"/>
    </style:style>
    <style:style style:name="P25" style:family="paragraph" style:parent-style-name="Text_20_body" style:list-style-name="L1">
      <style:text-properties style:font-name="DejaVu Sans Mono" fo:font-size="10pt" style:font-size-asian="10pt" style:font-size-complex="10pt"/>
    </style:style>
    <style:style style:name="P26" style:family="paragraph" style:parent-style-name="Text_20_body" style:list-style-name="L2"/>
    <style:style style:name="P27" style:family="paragraph" style:parent-style-name="Text_20_body" style:list-style-name="L2">
      <style:text-properties fo:language="es" fo:country="ES" fo:font-style="italic" officeooo:rsid="001a5ffe" officeooo:paragraph-rsid="001a5ffe" style:font-style-asian="italic" style:font-style-complex="italic"/>
    </style:style>
    <style:style style:name="P28" style:family="paragraph" style:parent-style-name="Text_20_body" style:list-style-name="L3">
      <style:text-properties fo:language="es" fo:country="ES" fo:font-style="normal" style:font-style-asian="normal" style:font-style-complex="normal"/>
    </style:style>
    <style:style style:name="T1" style:family="text">
      <style:text-properties fo:color="#999966"/>
    </style:style>
    <style:style style:name="T2" style:family="text">
      <style:text-properties fo:color="#999966" officeooo:rsid="0027b667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9be59" style:font-style-asian="italic" style:font-style-complex="italic"/>
    </style:style>
    <style:style style:name="T6" style:family="text">
      <style:text-properties fo:font-variant="normal" fo:text-transform="none" fo:color="#1155cc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style:font-name="Calibri" fo:font-size="12pt" style:font-size-asian="12pt" style:font-size-complex="12pt"/>
    </style:style>
    <style:style style:name="T8" style:family="text">
      <style:text-properties fo:color="#000000" style:text-position="0% 100%" style:font-name="Calibri1" fo:font-size="12pt" fo:font-style="italic" style:font-name-asian="Calibri1" style:font-size-asian="12pt" style:font-style-asian="italic" style:font-name-complex="Calibri1" style:font-size-complex="12pt" style:font-style-complex="italic"/>
    </style:style>
    <style:style style:name="T9" style:family="text">
      <style:text-properties fo:color="#000000" style:text-position="0% 100%" style:font-name="Calibri1" fo:font-size="12pt" fo:font-style="italic" officeooo:rsid="0019be59" style:font-name-asian="Calibri1" style:font-size-asian="12pt" style:font-style-asian="italic" style:font-name-complex="Calibri1" style:font-size-complex="12pt" style:font-style-complex="italic"/>
    </style:style>
    <style:style style:name="T10" style:family="text">
      <style:text-properties fo:color="#000000" style:text-position="0% 100%" style:font-name="Calibri2" fo:font-size="12pt" fo:font-style="italic" officeooo:rsid="0019be59" style:font-name-asian="Calibri1" style:font-size-asian="12pt" style:font-style-asian="italic" style:font-name-complex="Calibri1" style:font-size-complex="12pt" style:font-style-complex="italic"/>
    </style:style>
    <style:style style:name="T11" style:family="text">
      <style:text-properties style:font-name="Calibri2" fo:font-size="12pt" fo:font-style="italic" officeooo:rsid="0019be59" style:font-style-asian="italic" style:font-style-complex="italic"/>
    </style:style>
    <style:style style:name="T12" style:family="text">
      <style:text-properties style:font-name="Calibri2" fo:font-size="12pt" fo:language="es" fo:country="ES" fo:font-style="italic" officeooo:rsid="0019be59" style:font-style-asian="italic" style:font-style-complex="italic"/>
    </style:style>
    <style:style style:name="T13" style:family="text">
      <style:text-properties fo:language="es" fo:country="ES" fo:font-style="italic" style:font-style-asian="italic" style:font-style-complex="italic"/>
    </style:style>
    <style:style style:name="T14" style:family="text">
      <style:text-properties fo:language="es" fo:country="ES" fo:font-style="normal" officeooo:rsid="0019be59" style:font-style-asian="normal" style:font-style-complex="normal"/>
    </style:style>
    <style:style style:name="T15" style:family="text">
      <style:text-properties officeooo:rsid="001825af"/>
    </style:style>
    <style:style style:name="T16" style:family="text">
      <style:text-properties officeooo:rsid="0019be59"/>
    </style:style>
    <style:style style:name="T17" style:family="text">
      <style:text-properties officeooo:rsid="00263291"/>
    </style:style>
    <style:style style:name="T18" style:family="text">
      <style:text-properties officeooo:rsid="0027b667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2" text:name="NumeroTema"/>
        <text:user-field-decl office:value-type="string" office:string-value="Scripting" text:name="Tema"/>
      </text:user-field-decls>
      <draw:frame draw:style-name="fr1" draw:name="Marco1" text:anchor-type="page" text:anchor-page-number="1" svg:x="1.956cm" svg:y="12.467cm" svg:width="17.009cm" draw:z-index="1">
        <draw:text-box fo:min-height="2.224cm">
          <text:p text:style-name="P6"/>
          <text:p text:style-name="P6">Computer Systems</text:p>
          <text:p text:style-name="P6">CFGS DAW</text:p>
        </draw:text-box>
      </draw:frame>
      <text:p text:style-name="P16"><draw:frame draw:style-name="fr2" draw:name="gráficos10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P3"/>
      <text:p text:style-name="P3"/>
      <text:p text:style-name="P4">UNIT 1<text:span text:style-name="T15">2</text:span>. <text:span text:style-name="T18">PYTHON. SCRIPTING</text:span></text:p>
      <text:p text:style-name="P7">Glossary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Alfredo Oltra</text:p>
      <text:p text:style-name="P13">Sergio García</text:p>
      <text:p text:style-name="P15"><text:a xlink:type="simple" xlink:href="mailto:alfredo.oltra@ceedcv.es" text:style-name="Internet_20_link" text:visited-style-name="Visited_20_Internet_20_Link"><text:span text:style-name="T7">alfredo.oltra@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14">sergio.garcia@ceedcv.es</text:p>
      <text:p text:style-name="P10">201<text:span text:style-name="T17">9</text:span>/20<text:span text:style-name="T17">20</text:span></text:p>
      <text:p text:style-name="P11"><text:tab/><text:tab/><text:tab/><text:tab/><text:tab/><text:tab/><text:tab/><text:tab/><text:tab/><text:tab/>Versión:<text:date style:data-style-name="N104" text:date-value="2020-02-07T12:23:51.001691753">200207</text:date>.<text:time style:data-style-name="N105" text:time-value="2020-02-07T12:23:51.001879088">1223</text:time>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9">U<text:span text:style-name="T15">D</text:span><text:user-field-get text:name="NumeroTema">12</text:user-field-get>. <text:user-field-get text:name="Tema">Scripting</text:user-field-get></text:p>
      <text:p text:style-name="P9"/>
      <text:h text:style-name="Heading_20_1" text:outline-level="1">Vocabulary</text:h>
      <text:p text:style-name="Text_20_body">General:</text:p>
      <text:list xml:id="list2739849512" text:style-name="L1">
        <text:list-item>
          <text:p text:style-name="P18">Argument: parámetro</text:p>
        </text:list-item>
        <text:list-item>
          <text:p text:style-name="P20"><text:span text:style-name="T9">C</text:span><text:span text:style-name="T8">omments: comentarios</text:span></text:p>
        </text:list-item>
        <text:list-item>
          <text:p text:style-name="P21"><text:span text:style-name="T9">C</text:span><text:span text:style-name="T8">urrent: actual</text:span></text:p>
        </text:list-item>
        <text:list-item>
          <text:p text:style-name="P19">Delimitator: delimitador</text:p>
        </text:list-item>
        <text:list-item>
          <text:p text:style-name="P21"><text:span text:style-name="T10">Directory</text:span><text:span text:style-name="T8">: </text:span><text:span text:style-name="T9">directorio</text:span><text:span text:style-name="T8"> </text:span></text:p>
        </text:list-item>
        <text:list-item>
          <text:p text:style-name="P19">Field: <text:s/>campo</text:p>
        </text:list-item>
        <text:list-item>
          <text:p text:style-name="P17"><text:span text:style-name="T9">File</text:span>: <text:span text:style-name="T16">fichero</text:span></text:p>
        </text:list-item>
        <text:list-item>
          <text:p text:style-name="P22">Loop: bucle</text:p>
        </text:list-item>
        <text:list-item>
          <text:p text:style-name="P17"><text:span text:style-name="T11">Script</text:span><text:span text:style-name="T4">: </text:span><text:span text:style-name="T5">guión/programa</text:span></text:p>
        </text:list-item>
        <text:list-item>
          <text:p text:style-name="P23">Statement: declaración</text:p>
        </text:list-item>
        <text:list-item>
          <text:p text:style-name="P24">Status: estado</text:p>
          <text:list>
            <text:list-item>
              <text:list>
                <text:list-header>
                  <text:p text:style-name="P25"/>
                </text:list-header>
              </text:list>
            </text:list-item>
          </text:list>
        </text:list-item>
      </text:list>
      <text:p text:style-name="P8">Verbos:</text:p>
      <text:list xml:id="list1343942803" text:style-name="L2">
        <text:list-item>
          <text:p text:style-name="P27">to assign: asignar un valor</text:p>
        </text:list-item>
        <text:list-item>
          <text:p text:style-name="P26"><text:span text:style-name="T13">to </text:span><text:span text:style-name="T12">display</text:span><text:span text:style-name="T13">: </text:span><text:span text:style-name="T14">mostrar en pantalla</text:span></text:p>
        </text:list-item>
      </text:list>
      <text:list xml:id="list1844392519" text:style-name="L3">
        <text:list-header>
          <text:p text:style-name="P28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Calibri2" svg:font-family="Calibri"/>
    <style:font-face style:name="OpenSymbol" svg:font-family="OpenSymbol"/>
    <style:font-face style:name="Calibri1" svg:font-family="Calibri" style:font-family-generic="swiss"/>
    <style:font-face style:name="Apple SD Gothic Neo" svg:font-family="'Apple SD Gothic Neo'" style:font-pitch="variable"/>
    <style:font-face style:name="DejaVu Sans Mono" svg:font-family="'DejaVu Sans Mono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3" svg:font-family="Calibri" style:font-adornments="Predeterminado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3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3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63cm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fo:color="#999966" officeooo:rsid="0027b667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omputer Systems" text:name="Modulo"/>
          <text:user-field-decl office:value-type="string" office:string-value="12" text:name="NumeroTema"/>
          <text:user-field-decl office:value-type="string" office:string-value="Scripting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</text:span><text:span text:style-name="MT1"><text:user-field-get text:name="NumeroTema">12</text:user-field-get></text:span><text:span text:style-name="MT1">. </text:span><text:span text:style-name="MT1"><text:user-field-get text:name="Tema">Scripting</text:user-field-get></text:span></text:p>
      </style:header>
      <style:footer>
        <text:user-field-decls>
          <text:user-field-decl office:value-type="string" office:string-value="12" text:name="NumeroTema"/>
        </text:user-field-decls>
        <text:p text:style-name="Footer"><text:span text:style-name="MT1">CF</text:span><text:span text:style-name="MT2">G</text:span><text:span text:style-name="MT1">S. Desarrollo de </text:span>Aplicaciones<text:span text:style-name="MT1"> WEB<text:tab/><text:tab/></text:span><text:span text:style-name="MT1"><text:user-field-get text:name="NumeroTema">12</text:user-field-get></text:span><text:span text:style-name="MT1">.</text:span><text:span text:style-name="MT1"><text:page-number text:select-page="current">2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2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8-29T12:18:48</meta:creation-date>
    <meta:editing-duration>PT6H23M21S</meta:editing-duration>
    <meta:editing-cycles>33</meta:editing-cycles>
    <meta:generator>LibreOffice/6.3.4.2$Linux_X86_64 LibreOffice_project/30$Build-2</meta:generator>
    <dc:title>Plantilla CEED</dc:title>
    <meta:initial-creator>Alfredo Oltra Orengo</meta:initial-creator>
    <dc:date>2020-02-07T12:23:50.885879145</dc:date>
    <meta:document-statistic meta:table-count="0" meta:image-count="1" meta:object-count="0" meta:page-count="2" meta:paragraph-count="32" meta:word-count="86" meta:character-count="596" meta:non-whitespace-character-count="540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